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eorgia" svg:font-family="Georgia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ubtitle">
      <style:text-properties officeooo:rsid="000fea21" officeooo:paragraph-rsid="000fea21"/>
    </style:style>
    <style:style style:name="P2" style:family="paragraph" style:parent-style-name="Text_20_body">
      <style:text-properties officeooo:rsid="000fea21" officeooo:paragraph-rsid="000fea21"/>
    </style:style>
    <style:style style:name="P3" style:family="paragraph" style:parent-style-name="Title">
      <style:text-properties officeooo:rsid="000fea21" officeooo:paragraph-rsid="000fea21"/>
    </style:style>
    <style:style style:name="P4" style:family="paragraph" style:parent-style-name="Heading_20_1">
      <style:text-properties officeooo:paragraph-rsid="000fea21"/>
    </style:style>
    <style:style style:name="P5" style:family="paragraph" style:parent-style-name="Text_20_body">
      <style:text-properties fo:font-style="italic" style:font-style-asian="italic" style:font-style-complex="italic"/>
    </style:style>
    <style:style style:name="P6" style:family="paragraph" style:parent-style-name="Text_20_body">
      <style:text-properties fo:font-style="italic" officeooo:rsid="00147dfe" officeooo:paragraph-rsid="00147dfe" style:font-style-asian="italic" style:font-style-complex="italic"/>
    </style:style>
    <style:style style:name="P7" style:family="paragraph" style:parent-style-name="Text_20_body">
      <style:text-properties officeooo:paragraph-rsid="000fea21"/>
    </style:style>
    <style:style style:name="P8" style:family="paragraph" style:parent-style-name="Text_20_body">
      <style:text-properties officeooo:rsid="00140024" officeooo:paragraph-rsid="00140024"/>
    </style:style>
    <style:style style:name="P9" style:family="paragraph" style:parent-style-name="Text_20_body">
      <style:text-properties officeooo:paragraph-rsid="00147dfe"/>
    </style:style>
    <style:style style:name="P10" style:family="paragraph" style:parent-style-name="Text_20_body" style:list-style-name="L1">
      <style:text-properties officeooo:paragraph-rsid="00147dfe"/>
    </style:style>
    <style:style style:name="P11" style:family="paragraph" style:parent-style-name="Text_20_body" style:list-style-name="L1">
      <style:text-properties officeooo:rsid="00147dfe" officeooo:paragraph-rsid="00147dfe"/>
    </style:style>
    <style:style style:name="P12" style:family="paragraph" style:parent-style-name="Text_20_body">
      <style:text-properties officeooo:paragraph-rsid="00160f84"/>
    </style:style>
    <style:style style:name="T1" style:family="text">
      <style:text-properties officeooo:rsid="00197c74"/>
    </style:style>
    <style:style style:name="T2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" style:family="text">
      <style:text-properties officeooo:rsid="000fea21"/>
    </style:style>
    <style:style style:name="T4" style:family="text">
      <style:text-properties officeooo:rsid="00140024"/>
    </style:style>
    <style:style style:name="T5" style:family="text">
      <style:text-properties officeooo:rsid="00147dfe"/>
    </style:style>
    <style:style style:name="T6" style:family="text">
      <style:text-properties officeooo:rsid="00160f8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ntretiens avec le client</text:p>
      <text:p text:style-name="P1">Compte-rendu des discussions</text:p>
      <text:p text:style-name="P2"/>
      <text:h text:style-name="P4" text:outline-level="1"><text:span text:style-name="T3">Premier entretien (2 nov. 24)</text:span></text:h>
      <text:p text:style-name="P7"><text:span text:style-name="T2"/></text:p>
      <text:p text:style-name="P5">Quel est le projet de votre entreprise ?</text:p>
      <text:p text:style-name="Text_20_body">Il s’agit d’une entreprise qui commercialise des emballages écologiques à destination des entreprises <text:span text:style-name="T4">et professionnels </text:span>uniquement <text:span text:style-name="T4">(pas de particuliers)</text:span>.</text:p>
      <text:p text:style-name="Text_20_body"/>
      <text:p text:style-name="P5"><text:span text:style-name="T4">Qu’attendez-vous de votre</text:span> site ? <text:span text:style-name="T4">Que vous permettrait-il d’accomplir ?</text:span></text:p>
      <text:p text:style-name="P8">Il s’agirait d’un site vitrine qui permettrait de présenter l’entreprise et servirait également de catalogue listant les produits.</text:p>
      <text:p text:style-name="Text_20_body">I<text:span text:style-name="T4">l permettrait également de faciliter le contact entre nous et un acheteur potentiel à l’aide d’un formulaire où le client fournirait différentes informations, nous permettant ainsi de le recontacter par la suite dans l’optique de finaliser l’achat.</text:span></text:p>
      <text:p text:style-name="P9"/>
      <text:p text:style-name="P6">Quelles informations le client aurait-il à fournir dans ce formulaire ?</text:p>
      <text:list text:style-name="L1">
        <text:list-item>
          <text:p text:style-name="P11">Adresse mail</text:p>
        </text:list-item>
        <text:list-item>
          <text:p text:style-name="P11">Numéro de téléphone</text:p>
        </text:list-item>
        <text:list-item>
          <text:p text:style-name="P11">Nom de l’entreprise</text:p>
        </text:list-item>
        <text:list-item>
          <text:p text:style-name="P11">Adresse de l’entreprise</text:p>
        </text:list-item>
        <text:list-item>
          <text:p text:style-name="P11">Domaine (site internet) de l’entreprise</text:p>
        </text:list-item>
        <text:list-item>
          <text:p text:style-name="P11">Informations sur le dirigeant de l’entreprise</text:p>
        </text:list-item>
        <text:list-item>
          <text:p text:style-name="P10"><text:span text:style-name="T5">L’optique dans laquelle ils nous contactent (demande d’information, achat)</text:span></text:p>
        </text:list-item>
      </text:list>
      <text:p text:style-name="Text_20_body"/>
      <text:p text:style-name="P5">Comment visualisez-vous le site ?</text:p>
      <text:p text:style-name="Text_20_body"><text:span text:style-name="T6">Il y aurait trois pages : une page d’accueil, une page de contact et une page contenant l’organigramme de l’entreprise. La page d’accueil contiendrait une présentation de l’entreprise </text:span></text:p>
      <text:p text:style-name="Text_20_body">des liens vers le type de produit quand on déroule</text:p>
      <text:p text:style-name="P12">page d'accueil → présentation de l'entreprise </text:p>
      <text:p text:style-name="P12">contact</text:p>
      <text:p text:style-name="Text_20_body"><text:soft-page-break/></text:p>
      <text:p text:style-name="Text_20_body">Des obligations ?)</text:p>
      <text:p text:style-name="Text_20_body">logo / les valeurs de l'entreprise / similaire à la charte</text:p>
      <text:p text:style-name="Text_20_body">bon de commandes achetable sur le site</text:p>
      <text:p text:style-name="Text_20_body">récup d'information</text:p>
      <text:p text:style-name="Text_20_body">avant le 20 décembre si possible</text:p>
      <text:p text:style-name="Text_20_body"/>
      <text:p text:style-name="Text_20_body">le type de client ?)</text:p>
      <text:p text:style-name="Text_20_body">Des entreprises qui ont besoin d'emballages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ce qu'il vont nous envoyer ?)</text:p>
      <text:p text:style-name="Text_20_body">bon de commande, catalogue, entreprise avec qui ont collabore</text:p>
      <text:p text:style-name="Text_20_body"/>
      <text:p text:style-name="Text_20_body">images : comme on veut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combien de page : 3</text:p>
      <text:p text:style-name="Text_20_body">→ accueil,présentation ent,, contact</text:p>
      <text:p text:style-name="Text_20_body"/>
      <text:p text:style-name="Text_20_body">Accueil : présentation produits et accueil client</text:p>
      <text:p text:style-name="Text_20_body">contact/formulaire : formulaire contact ent et commande</text:p>
      <text:p text:style-name="Text_20_body">Présentation ent : <text:span text:style-name="T1">valeurs et employées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eorgia" svg:font-family="Georgia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Georgia" fo:font-family="Georgia" style:font-style-name="Normal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fo:text-align="justify" style:justify-single-word="false" style:page-number="auto"/>
      <style:text-properties style:font-name="Georgia" fo:font-family="Georgia" style:font-style-name="Normal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8T09:21:55.037936698</meta:creation-date>
    <meta:generator>LibreOffice/24.2.3.2$Windows_X86_64 LibreOffice_project/433d9c2ded56988e8a90e6b2e771ee4e6a5ab2ba</meta:generator>
    <dc:date>2024-11-24T22:51:13.513000000</dc:date>
    <meta:editing-duration>PT1H58M18S</meta:editing-duration>
    <meta:editing-cycles>6</meta:editing-cycles>
    <meta:document-statistic meta:table-count="0" meta:image-count="0" meta:object-count="0" meta:page-count="2" meta:paragraph-count="36" meta:word-count="292" meta:character-count="1891" meta:non-whitespace-character-count="1640"/>
  </office:meta>
</office:document-meta>
</file>